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normal" officeooo:rsid="00211087" officeooo:paragraph-rsid="00157d75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normal" officeooo:rsid="00211087" officeooo:paragraph-rsid="001fc7eb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normal" officeooo:rsid="00174b27" officeooo:paragraph-rsid="00174b27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normal" officeooo:rsid="0017ef50" officeooo:paragraph-rsid="0017ef5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normal" officeooo:rsid="0017ef50" officeooo:paragraph-rsid="001fc7e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normal" officeooo:rsid="001bc557" officeooo:paragraph-rsid="001bc557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normal" officeooo:rsid="001fc7eb" officeooo:paragraph-rsid="001fc7eb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normal" officeooo:rsid="002182d8" officeooo:paragraph-rsid="002182d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normal" officeooo:rsid="002182d8" officeooo:paragraph-rsid="0025863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normal" officeooo:rsid="00235e18" officeooo:paragraph-rsid="00235e1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normal" officeooo:rsid="00258635" officeooo:paragraph-rsid="0025863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normal" officeooo:rsid="0026ab42" officeooo:paragraph-rsid="0026ab4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normal" officeooo:rsid="002eae6a" officeooo:paragraph-rsid="002eae6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normal" officeooo:rsid="003056f8" officeooo:paragraph-rsid="003056f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style="normal" style:text-underline-style="none" fo:font-weight="bold" officeooo:rsid="00211087" officeooo:paragraph-rsid="00157d75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writing-mode="lr-tb"/>
      <style:text-properties fo:font-style="normal" style:text-underline-style="solid" style:text-underline-width="auto" style:text-underline-color="font-color" fo:font-weight="normal" officeooo:rsid="00211087" officeooo:paragraph-rsid="00157d7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writing-mode="lr-tb"/>
      <style:text-properties style:text-underline-style="none" fo:font-weight="bold" officeooo:rsid="00211087" officeooo:paragraph-rsid="00157d75" style:font-weight-asian="bold" style:font-weight-complex="bold"/>
    </style:style>
    <style:style style:name="P18" style:family="paragraph" style:parent-style-name="Standard">
      <style:paragraph-properties fo:text-align="justify" style:justify-single-word="false" style:writing-mode="lr-tb"/>
      <style:text-properties style:text-underline-style="solid" style:text-underline-width="auto" style:text-underline-color="font-color" fo:font-weight="normal" officeooo:rsid="00211087" officeooo:paragraph-rsid="00157d75" style:font-weight-asian="normal" style:font-weight-complex="normal"/>
    </style:style>
    <style:style style:name="P1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iberation Serif"/>
    </style:style>
    <style:style style:name="P20" style:family="paragraph" style:parent-style-name="Standard">
      <style:paragraph-properties fo:text-align="justify" style:justify-single-word="false" style:writing-mode="lr-tb"/>
      <style:text-properties style:font-name="Liberation Serif" fo:font-style="normal" style:text-underline-style="none" fo:font-weight="normal" officeooo:rsid="00211087" officeooo:paragraph-rsid="00157d7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iberation Serif" officeooo:rsid="001ce740" officeooo:paragraph-rsid="001ce740"/>
    </style:style>
    <style:style style:name="T1" style:family="text">
      <style:text-properties officeooo:rsid="00174b27"/>
    </style:style>
    <style:style style:name="T2" style:family="text">
      <style:text-properties officeooo:rsid="0017ef50"/>
    </style:style>
    <style:style style:name="T3" style:family="text">
      <style:text-properties officeooo:rsid="001bc557"/>
    </style:style>
    <style:style style:name="T4" style:family="text">
      <style:text-properties style:use-window-font-color="true" loext:opacity="0%" style:font-name="Helvetica" fo:font-size="12pt" style:font-size-asian="12pt"/>
    </style:style>
    <style:style style:name="T5" style:family="text">
      <style:text-properties style:use-window-font-color="true" loext:opacity="0%" fo:font-size="12pt" style:font-size-asian="12pt"/>
    </style:style>
    <style:style style:name="T6" style:family="text">
      <style:text-properties style:use-window-font-color="true" loext:opacity="0%" fo:font-size="12pt" officeooo:rsid="001ce740" style:font-size-asian="12pt"/>
    </style:style>
    <style:style style:name="T7" style:family="text">
      <style:text-properties style:use-window-font-color="true" loext:opacity="0%" fo:font-size="12pt" officeooo:rsid="00258635" style:font-size-asian="12pt"/>
    </style:style>
    <style:style style:name="T8" style:family="text">
      <style:text-properties style:use-window-font-color="true" loext:opacity="0%" fo:font-size="12pt" officeooo:rsid="002eae6a" style:font-size-asian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ce740"/>
    </style:style>
    <style:style style:name="T11" style:family="text">
      <style:text-properties officeooo:rsid="001fc7eb"/>
    </style:style>
    <style:style style:name="T12" style:family="text">
      <style:text-properties officeooo:rsid="002182d8"/>
    </style:style>
    <style:style style:name="T13" style:family="text">
      <style:text-properties officeooo:rsid="00235e18"/>
    </style:style>
    <style:style style:name="T14" style:family="text">
      <style:text-properties officeooo:rsid="0026ab42"/>
    </style:style>
    <style:style style:name="T15" style:family="text">
      <style:text-properties officeooo:rsid="0027832d"/>
    </style:style>
    <style:style style:name="T16" style:family="text">
      <style:text-properties officeooo:rsid="002ce059"/>
    </style:style>
    <style:style style:name="T17" style:family="text">
      <style:text-properties officeooo:rsid="002eae6a"/>
    </style:style>
    <style:style style:name="T18" style:family="text">
      <style:text-properties officeooo:rsid="003056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WARENESS</text:p>
      <text:p text:style-name="P18"/>
      <text:p text:style-name="P15">Inserzione 1 </text:p>
      <text:p text:style-name="P1"/>
      <text:p text:style-name="P16">Titolo</text:p>
      <text:p text:style-name="P3">A due passi da te.</text:p>
      <text:p text:style-name="P3"/>
      <text:p text:style-name="P16">Testo</text:p>
      <text:p text:style-name="P11">Le nostre boutique di Milano e Roma sono il cuore all’occhiello della classe e dello stile. Ma non siamo solo qui.</text:p>
      <text:p text:style-name="P9">Trovaci, e scopri il vero significato di eleganza e comfort.</text:p>
      <text:p text:style-name="P11"/>
      <text:p text:style-name="P16">Sottotitolo</text:p>
      <text:p text:style-name="P8">Trova la boutique più vicina <text:span text:style-name="T16">a te</text:span></text:p>
      <text:p text:style-name="P8"/>
      <text:p text:style-name="P16">CTA</text:p>
      <text:p text:style-name="P8">Cerca ora</text:p>
      <text:p text:style-name="P1"/>
      <text:p text:style-name="P1"/>
      <text:p text:style-name="P15">Inserzione 2 </text:p>
      <text:p text:style-name="P1"/>
      <text:p text:style-name="P16">Titolo</text:p>
      <text:p text:style-name="P10">Una scarpa da <text:span text:style-name="T9">tramandare.</text:span></text:p>
      <text:p text:style-name="P3"/>
      <text:p text:style-name="P16">Testo</text:p>
      <text:p text:style-name="P12">La materia prima e l’eccellenza Made in Italy rendono il prodotto unico. Ma <text:span text:style-name="T15">bisogna</text:span> saper prendersi cura delle cose perché divent<text:span text:style-name="T16">ino</text:span> immortali.</text:p>
      <text:p text:style-name="P8"/>
      <text:p text:style-name="P16">Sottotitolo</text:p>
      <text:p text:style-name="P10">Apprendi i trucchi del mestiere</text:p>
      <text:p text:style-name="P1"/>
      <text:p text:style-name="P16">CTA</text:p>
      <text:p text:style-name="P10">Scopri di più</text:p>
      <text:p text:style-name="P1"/>
      <text:p text:style-name="P1"/>
      <text:p text:style-name="P17">CONSIDERATION</text:p>
      <text:p text:style-name="P18"/>
      <text:p text:style-name="P15">Inserzione 1 </text:p>
      <text:p text:style-name="P1"/>
      <text:p text:style-name="P16">Titolo</text:p>
      <text:p text:style-name="P7">Ogni tuo desiderio è un ordine.</text:p>
      <text:p text:style-name="P1"/>
      <text:p text:style-name="P16">Testo</text:p>
      <text:p text:style-name="P14">Come le vuoi, quando le vuoi, dove le vuoi.</text:p>
      <text:p text:style-name="P1">Il servizio Su misura permette <text:span text:style-name="T1">la creazione di una calzatura unica </text:span><text:span text:style-name="T2">e personalizzata</text:span><text:span text:style-name="T1">, plasmata dalla tua fantasia e dalle tue necessità.</text:span></text:p>
      <text:p text:style-name="P14">Registrati per avere una guida completa del nostro servizio.</text:p>
      <text:p text:style-name="P1"/>
      <text:p text:style-name="P16">Sottotitolo</text:p>
      <text:p text:style-name="P3">Scopri Su misura </text:p>
      <text:p text:style-name="P1"/>
      <text:p text:style-name="P16">CTA</text:p>
      <text:p text:style-name="P13"><text:soft-page-break/>Iscriviti</text:p>
      <text:p text:style-name="P1"/>
      <text:p text:style-name="P1"/>
      <text:p text:style-name="P15">Inserzione 2 </text:p>
      <text:p text:style-name="P1"/>
      <text:p text:style-name="P16">Titolo</text:p>
      <text:p text:style-name="P2"><text:span text:style-name="T1">Innegabilmente f</text:span>atte a mano.</text:p>
      <text:p text:style-name="P1"/>
      <text:p text:style-name="P16">Testo</text:p>
      <text:p text:style-name="P5">I nostri laboratori <text:span text:style-name="T13">in Molise </text:span>sono il cuore pulsante di tutto ciò che facciamo, <text:span text:style-name="T3">dal taglio alla finitura.</text:span></text:p>
      <text:p text:style-name="P5"><text:span text:style-name="T3">E ne </text:span><text:span text:style-name="T12">andiamo</text:span><text:span text:style-name="T11"> molto</text:span><text:span text:style-name="T10"> </text:span><text:span text:style-name="T14">fieri</text:span><text:span text:style-name="T3">.</text:span></text:p>
      <text:p text:style-name="P4"/>
      <text:p text:style-name="P16">Sottotitolo</text:p>
      <text:p text:style-name="P4">Fai due passi nei nostri laboratori</text:p>
      <text:p text:style-name="P4"/>
      <text:p text:style-name="P16">CTA</text:p>
      <text:p text:style-name="P4">Scopri di più</text:p>
      <text:p text:style-name="P1"/>
      <text:p text:style-name="P1"/>
      <text:p text:style-name="P17">CONVERSION</text:p>
      <text:p text:style-name="P18"/>
      <text:p text:style-name="P15">Inserzione 1 </text:p>
      <text:p text:style-name="P1"/>
      <text:p text:style-name="P16">Titolo</text:p>
      <text:p text:style-name="P6">L’eleganza non ha età.</text:p>
      <text:p text:style-name="P6"/>
      <text:p text:style-name="P16">Testo</text:p>
      <text:p text:style-name="P21" loext:marker-style-name="T4"><text:span text:style-name="T6">L</text:span><text:span text:style-name="T5">a moda passa, l’eleganza mai.</text:span></text:p>
      <text:p text:style-name="P19" loext:marker-style-name="T4"><text:span text:style-name="T8">Registrati e a</text:span><text:span text:style-name="T5">cquista ora </text:span><text:span text:style-name="T6">la nuova collezione </text:span><text:span text:style-name="T8">Autunno/ Inverno</text:span><text:span text:style-name="T6"> </text:span><text:span text:style-name="T8">per</text:span><text:span text:style-name="T5"> ricev</text:span><text:span text:style-name="T8">ere</text:span><text:span text:style-name="T7"> uno sconto del 10% sul tuo primo ordine.</text:span></text:p>
      <text:p text:style-name="P20"><text:span text:style-name="T5"/></text:p>
      <text:p text:style-name="P16">Sottotitolo</text:p>
      <text:p text:style-name="P6">Scopri la nuova collezione</text:p>
      <text:p text:style-name="P4"/>
      <text:p text:style-name="P16">CTA</text:p>
      <text:p text:style-name="P6"><text:span text:style-name="T15">Acquista</text:span> ora</text:p>
      <text:p text:style-name="P1"/>
      <text:p text:style-name="P1"/>
      <text:p text:style-name="P15">Inserzione 2 </text:p>
      <text:p text:style-name="P1"/>
      <text:p text:style-name="P16">Titolo</text:p>
      <text:p text:style-name="P6">Un’esperienza regale<text:span text:style-name="T9">.</text:span></text:p>
      <text:p text:style-name="P6"><text:span text:style-name="T9"/></text:p>
      <text:p text:style-name="P16">Testo</text:p>
      <text:p text:style-name="P6">Il nostro sevizio Su misura coniuga le tue esigenze e la maestria dei nostri artigiani.</text:p>
      <text:p text:style-name="P6">Il risultato? Delle scarpe che ti faranno sentire un re.</text:p>
      <text:p text:style-name="P6"/>
      <text:p text:style-name="P16">Sottotitolo</text:p>
      <text:p text:style-name="P6">Prenota il tuo primo <text:span text:style-name="T11">incontro</text:span></text:p>
      <text:p text:style-name="P6"/>
      <text:p text:style-name="P16">CTA</text:p>
      <text:p text:style-name="P6">Prenota or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1:29:16.619644610</meta:creation-date>
    <dc:date>2024-08-05T16:29:04.614780386</dc:date>
    <meta:editing-duration>PT1H58M6S</meta:editing-duration>
    <meta:editing-cycles>11</meta:editing-cycles>
    <meta:generator>LibreOffice/24.2.4.2$MacOSX_X86_64 LibreOffice_project/51a6219feb6075d9a4c46691dcfe0cd9c4fff3c2</meta:generator>
    <meta:document-statistic meta:table-count="0" meta:image-count="0" meta:object-count="0" meta:page-count="2" meta:paragraph-count="63" meta:word-count="271" meta:character-count="1617" meta:non-whitespace-character-count="1402"/>
  </office:meta>
</office:document-meta>
</file>